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1456c3" officeooo:paragraph-rsid="00d602aa"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1456c3" officeooo:paragraph-rsid="00dc5aa4"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1456c3" officeooo:paragraph-rsid="00dd8898"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1456c3" officeooo:paragraph-rsid="00e13fdf"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1456c3" officeooo:paragraph-rsid="00e25c0a" style:font-size-asian="14pt" style:font-style-asian="normal" style:font-weight-asian="bold" style:font-size-complex="14pt" style:font-style-complex="normal" style:font-weight-complex="bold"/>
    </style:style>
    <style:style style:name="P82" style:family="paragraph" style:parent-style-name="Text_20_body">
      <style:text-properties fo:font-size="14pt" fo:font-style="normal" fo:font-weight="bold" officeooo:rsid="001456c3" officeooo:paragraph-rsid="00e6470b"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13"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14"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15"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16"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fo:font-weight="bold" officeooo:rsid="00c0abdd" officeooo:paragraph-rsid="00d602aa" style:font-size-asian="14pt" style:font-style-asian="normal" style:font-weight-asian="bold" style:font-size-complex="14pt" style:font-style-complex="normal" style:font-weight-complex="bold"/>
    </style:style>
    <style:style style:name="P120" style:family="paragraph" style:parent-style-name="Standard">
      <style:text-properties fo:font-size="14pt" fo:font-style="normal" fo:font-weight="bold" officeooo:rsid="00d68edb" officeooo:paragraph-rsid="00d68edb" style:font-size-asian="14pt" style:font-style-asian="normal" style:font-weight-asian="bold" style:font-size-complex="14pt" style:font-style-complex="normal" style:font-weight-complex="bold"/>
    </style:style>
    <style:style style:name="P121" style:family="paragraph" style:parent-style-name="Standard">
      <style:text-properties fo:font-size="14pt" fo:font-style="normal" fo:font-weight="bold" officeooo:rsid="00d68edb" officeooo:paragraph-rsid="00dc5aa4" style:font-size-asian="14pt" style:font-style-asian="normal" style:font-weight-asian="bold" style:font-size-complex="14pt" style:font-style-complex="normal" style:font-weight-complex="bold"/>
    </style:style>
    <style:style style:name="P122" style:family="paragraph" style:parent-style-name="Standard">
      <style:text-properties fo:font-size="14pt" fo:font-style="normal" fo:font-weight="bold" officeooo:rsid="00dd8898" officeooo:paragraph-rsid="00dd8898" style:font-size-asian="14pt" style:font-style-asian="normal" style:font-weight-asian="bold" style:font-size-complex="14pt" style:font-style-complex="normal" style:font-weight-complex="bold"/>
    </style:style>
    <style:style style:name="P123" style:family="paragraph" style:parent-style-name="Standard">
      <style:text-properties fo:font-size="14pt" fo:font-style="normal" fo:font-weight="bold" officeooo:rsid="00dd8898" officeooo:paragraph-rsid="00e25c0a" style:font-size-asian="14pt" style:font-style-asian="normal" style:font-weight-asian="bold" style:font-size-complex="14pt" style:font-style-complex="normal" style:font-weight-complex="bold"/>
    </style:style>
    <style:style style:name="P124" style:family="paragraph" style:parent-style-name="Standard">
      <style:text-properties fo:font-size="14pt" fo:font-style="normal" fo:font-weight="bold" officeooo:rsid="00e6470b" officeooo:paragraph-rsid="00e6470b" style:font-size-asian="14pt" style:font-style-asian="normal" style:font-weight-asian="bold" style:font-size-complex="14pt" style:font-style-complex="normal" style:font-weight-complex="bold"/>
    </style:style>
    <style:style style:name="P125" style:family="paragraph" style:parent-style-name="Standard">
      <style:text-properties fo:font-size="14pt" fo:font-style="normal" fo:font-weight="bold" officeooo:rsid="00e6470b" officeooo:paragraph-rsid="00e77c1d" style:font-size-asian="14pt" style:font-style-asian="normal" style:font-weight-asian="bold" style:font-size-complex="14pt" style:font-style-complex="normal" style:font-weight-complex="bold"/>
    </style:style>
    <style:style style:name="P126" style:family="paragraph" style:parent-style-name="Standard">
      <style:text-properties fo:font-size="14pt" fo:font-style="normal" fo:font-weight="bold" officeooo:rsid="00e6470b" officeooo:paragraph-rsid="00eb64b3" style:font-size-asian="14pt" style:font-style-asian="normal" style:font-weight-asian="bold" style:font-size-complex="14pt" style:font-style-complex="normal" style:font-weight-complex="bold"/>
    </style:style>
    <style:style style:name="P127" style:family="paragraph" style:parent-style-name="Standard">
      <style:text-properties fo:font-size="14pt" fo:font-style="normal" fo:font-weight="bold" officeooo:rsid="00e6470b" officeooo:paragraph-rsid="00ebd0b6" style:font-size-asian="14pt" style:font-style-asian="normal" style:font-weight-asian="bold" style:font-size-complex="14pt" style:font-style-complex="normal" style:font-weight-complex="bold"/>
    </style:style>
    <style:style style:name="P128" style:family="paragraph" style:parent-style-name="Standard">
      <style:text-properties fo:font-size="14pt" fo:font-style="normal" fo:font-weight="bold" officeooo:rsid="00ea50ad" officeooo:paragraph-rsid="00ea50ad" style:font-size-asian="14pt" style:font-style-asian="normal" style:font-weight-asian="bold" style:font-size-complex="14pt" style:font-style-complex="normal" style:font-weight-complex="bold"/>
    </style:style>
    <style:style style:name="P129" style:family="paragraph" style:parent-style-name="Standard">
      <style:text-properties fo:font-size="14pt" fo:font-style="normal" fo:font-weight="bold" officeooo:rsid="00ea50ad" officeooo:paragraph-rsid="00eb64b3" style:font-size-asian="14pt" style:font-style-asian="normal" style:font-weight-asian="bold" style:font-size-complex="14pt" style:font-style-complex="normal" style:font-weight-complex="bold"/>
    </style:style>
    <style:style style:name="P130" style:family="paragraph" style:parent-style-name="Standard">
      <style:text-properties fo:font-size="14pt" fo:font-style="normal" fo:font-weight="bold" officeooo:rsid="00ebd0b6" officeooo:paragraph-rsid="00ebd0b6" style:font-size-asian="14pt" style:font-style-asian="normal" style:font-weight-asian="bold" style:font-size-complex="14pt" style:font-style-complex="normal" style:font-weight-complex="bold"/>
    </style:style>
    <style:style style:name="P131" style:family="paragraph" style:parent-style-name="Standard">
      <style:text-properties fo:font-size="14pt" fo:font-style="normal" fo:font-weight="bold" officeooo:rsid="00f1056c" officeooo:paragraph-rsid="00f1056c" style:font-size-asian="14pt" style:font-style-asian="normal" style:font-weight-asian="bold" style:font-size-complex="14pt" style:font-style-complex="normal" style:font-weight-complex="bold"/>
    </style:style>
    <style:style style:name="P132" style:family="paragraph" style:parent-style-name="Standard">
      <style:text-properties fo:font-size="14pt" fo:font-style="normal" fo:font-weight="bold" officeooo:rsid="00f591e7" officeooo:paragraph-rsid="00f591e7" style:font-size-asian="14pt" style:font-style-asian="normal" style:font-weight-asian="bold" style:font-size-complex="14pt" style:font-style-complex="normal" style:font-weight-complex="bold"/>
    </style:style>
    <style:style style:name="P133" style:family="paragraph" style:parent-style-name="Standard">
      <style:text-properties fo:font-size="14pt" fo:font-style="normal" fo:font-weight="bold" officeooo:rsid="00f6cb67" officeooo:paragraph-rsid="00f6cb67" style:font-size-asian="14pt" style:font-style-asian="normal" style:font-weight-asian="bold" style:font-size-complex="14pt" style:font-style-complex="normal" style:font-weight-complex="bold"/>
    </style:style>
    <style:style style:name="P134" style:family="paragraph" style:parent-style-name="Standard">
      <style:text-properties fo:font-size="14pt" fo:font-weight="bold" officeooo:rsid="00e6470b" officeooo:paragraph-rsid="00f84687" style:font-size-asian="14pt" style:font-weight-asian="bold" style:font-size-complex="14pt" style:font-weight-complex="bold"/>
    </style:style>
    <style:style style:name="P135"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6"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37"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38"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39"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40"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41"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42"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43"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44"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45"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46"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47"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48"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49"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50"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51"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52"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63"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64"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66"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67"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68"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69"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70"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71"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72"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73"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74"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75"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76"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77"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78"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79"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80"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81"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82"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83"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84"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85"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86"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87"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88"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89"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211"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212"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213"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214"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215"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216"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217"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218"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219"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220"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221"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222"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223"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224"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225"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226"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27"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28"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29"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30"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31"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32"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33"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34"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35"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36"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37"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38"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39"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40"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41"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42"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43"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44"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45"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46"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47"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48"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49"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50"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51"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52"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53"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54"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55"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56" style:family="paragraph" style:parent-style-name="Standard">
      <style:text-properties officeooo:paragraph-rsid="00a4743d"/>
    </style:style>
    <style:style style:name="P257" style:family="paragraph" style:parent-style-name="Standard">
      <style:text-properties officeooo:paragraph-rsid="00e13fdf"/>
    </style:style>
    <style:style style:name="P258" style:family="paragraph" style:parent-style-name="Standard">
      <style:text-properties officeooo:paragraph-rsid="00e25c0a"/>
    </style:style>
    <style:style style:name="P259" style:family="paragraph" style:parent-style-name="Standard">
      <style:text-properties fo:font-size="28pt" fo:font-style="normal" fo:font-weight="bold" officeooo:rsid="00933da3" officeooo:paragraph-rsid="00933da3" style:font-size-asian="28pt" style:font-style-asian="normal" style:font-weight-asian="bold" style:font-size-complex="28pt" style:font-style-complex="normal" style:font-weight-complex="bold"/>
    </style:style>
    <style:style style:name="P260" style:family="paragraph" style:parent-style-name="Standard">
      <style:text-properties fo:font-size="28pt" fo:font-style="normal" style:text-underline-style="solid" style:text-underline-width="auto" style:text-underline-color="font-color" fo:font-weight="bold" officeooo:rsid="00933da3" officeooo:paragraph-rsid="00e579d3" style:font-size-asian="28pt" style:font-style-asian="normal" style:font-weight-asian="bold" style:font-size-complex="28pt" style:font-style-complex="normal" style:font-weight-complex="bold"/>
    </style:style>
    <style:style style:name="P261" style:family="paragraph" style:parent-style-name="Standard">
      <style:text-properties officeooo:paragraph-rsid="00e6470b"/>
    </style:style>
    <style:style style:name="P262" style:family="paragraph" style:parent-style-name="Standard">
      <style:text-properties officeooo:rsid="00e6470b" officeooo:paragraph-rsid="00e6470b"/>
    </style:style>
    <style:style style:name="P263" style:family="paragraph" style:parent-style-name="Standard">
      <style:text-properties officeooo:rsid="00e6470b" officeooo:paragraph-rsid="00e77c1d"/>
    </style:style>
    <style:style style:name="P264" style:family="paragraph" style:parent-style-name="Standard">
      <style:text-properties officeooo:rsid="00e6470b" officeooo:paragraph-rsid="00ea50ad"/>
    </style:style>
    <style:style style:name="P265" style:family="paragraph" style:parent-style-name="Standard">
      <style:text-properties officeooo:rsid="00e6470b" officeooo:paragraph-rsid="00ebd0b6"/>
    </style:style>
    <style:style style:name="P266" style:family="paragraph" style:parent-style-name="Standard">
      <style:text-properties officeooo:rsid="00e6470b" officeooo:paragraph-rsid="00f038a8"/>
    </style:style>
    <style:style style:name="P267" style:family="paragraph" style:parent-style-name="Standard">
      <style:text-properties officeooo:rsid="00e6470b" officeooo:paragraph-rsid="00f1056c"/>
    </style:style>
    <style:style style:name="P268" style:family="paragraph" style:parent-style-name="Standard">
      <style:text-properties officeooo:rsid="00e6470b" officeooo:paragraph-rsid="00f591e7"/>
    </style:style>
    <style:style style:name="P269" style:family="paragraph" style:parent-style-name="Standard">
      <style:text-properties officeooo:rsid="00e6470b" officeooo:paragraph-rsid="00f6cb67"/>
    </style:style>
    <style:style style:name="P270" style:family="paragraph" style:parent-style-name="Standard">
      <style:text-properties officeooo:rsid="00e6470b" officeooo:paragraph-rsid="00f75da5"/>
    </style:style>
    <style:style style:name="P271" style:family="paragraph" style:parent-style-name="Standard">
      <style:text-properties officeooo:rsid="00e6470b" officeooo:paragraph-rsid="00f84687"/>
    </style:style>
    <style:style style:name="P272" style:family="paragraph" style:parent-style-name="Standard">
      <style:text-properties officeooo:rsid="00e6470b" officeooo:paragraph-rsid="00fb48e6"/>
    </style:style>
    <style:style style:name="P273" style:family="paragraph" style:parent-style-name="Standard">
      <style:text-properties officeooo:paragraph-rsid="00e77c1d"/>
    </style:style>
    <style:style style:name="P274" style:family="paragraph" style:parent-style-name="Standard">
      <style:text-properties officeooo:paragraph-rsid="00ea50ad"/>
    </style:style>
    <style:style style:name="P275" style:family="paragraph" style:parent-style-name="Standard">
      <style:text-properties officeooo:paragraph-rsid="00eb64b3"/>
    </style:style>
    <style:style style:name="P276" style:family="paragraph" style:parent-style-name="Standard">
      <style:text-properties officeooo:paragraph-rsid="00ebd0b6"/>
    </style:style>
    <style:style style:name="P277" style:family="paragraph" style:parent-style-name="Standard">
      <style:text-properties officeooo:paragraph-rsid="00f038a8"/>
    </style:style>
    <style:style style:name="P278" style:family="paragraph" style:parent-style-name="Standard">
      <style:text-properties officeooo:paragraph-rsid="00f1056c"/>
    </style:style>
    <style:style style:name="P279" style:family="paragraph" style:parent-style-name="Standard">
      <style:text-properties officeooo:paragraph-rsid="00f591e7"/>
    </style:style>
    <style:style style:name="P280" style:family="paragraph" style:parent-style-name="Standard">
      <style:text-properties officeooo:paragraph-rsid="00f6cb67"/>
    </style:style>
    <style:style style:name="P281" style:family="paragraph" style:parent-style-name="Standard">
      <style:text-properties officeooo:paragraph-rsid="00f75da5"/>
    </style:style>
    <style:style style:name="P282" style:family="paragraph" style:parent-style-name="Standard">
      <style:text-properties officeooo:paragraph-rsid="00f84687"/>
    </style:style>
    <style:style style:name="P283" style:family="paragraph" style:parent-style-name="Standard">
      <style:text-properties officeooo:paragraph-rsid="00fb48e6"/>
    </style:style>
    <style:style style:name="P284" style:family="paragraph" style:parent-style-name="Standard">
      <style:text-properties fo:font-size="14pt" fo:font-weight="bold" officeooo:rsid="00e6470b" officeooo:paragraph-rsid="00fb48e6" style:font-size-asian="14pt" style:font-weight-asian="bold" style:font-size-complex="14pt" style:font-weight-complex="bold"/>
    </style:style>
    <style:style style:name="P285" style:family="paragraph" style:parent-style-name="Standard">
      <style:text-properties fo:color="#00a933" loext:opacity="100%" fo:font-size="14pt" officeooo:rsid="00c156d8" officeooo:paragraph-rsid="00fd4238" fo:background-color="transparent" style:font-size-asian="12.25pt" style:font-size-complex="14pt"/>
    </style:style>
    <style:style style:name="P286" style:family="paragraph" style:parent-style-name="Standard">
      <style:text-properties fo:color="#00a933" loext:opacity="100%" fo:font-size="14pt" officeooo:rsid="01262d48" officeooo:paragraph-rsid="00fd4238" fo:background-color="transparent" style:font-size-asian="12.25pt" style:font-size-complex="14pt"/>
    </style:style>
    <style:style style:name="P287" style:family="paragraph" style:parent-style-name="Standard">
      <style:text-properties fo:color="#000000" loext:opacity="100%" fo:font-size="14pt" officeooo:rsid="00caf96b" officeooo:paragraph-rsid="00fd4238" style:font-size-asian="12.25pt" style:font-size-complex="14pt"/>
    </style:style>
    <style:style style:name="P288" style:family="paragraph" style:parent-style-name="Standard">
      <style:text-properties officeooo:paragraph-rsid="00fd4238"/>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fo:color="#00a933" loext:opacity="100%" officeooo:rsid="00e579d3"/>
    </style:style>
    <style:style style:name="T94" style:family="text">
      <style:text-properties officeooo:rsid="008f721d"/>
    </style:style>
    <style:style style:name="T95" style:family="text">
      <style:text-properties officeooo:rsid="0091b167"/>
    </style:style>
    <style:style style:name="T96" style:family="text">
      <style:text-properties officeooo:rsid="00933da3"/>
    </style:style>
    <style:style style:name="T97" style:family="text">
      <style:text-properties officeooo:rsid="0097164c"/>
    </style:style>
    <style:style style:name="T98" style:family="text">
      <style:text-properties officeooo:rsid="0098e555"/>
    </style:style>
    <style:style style:name="T99" style:family="text">
      <style:text-properties officeooo:rsid="009ae926"/>
    </style:style>
    <style:style style:name="T100" style:family="text">
      <style:text-properties officeooo:rsid="009d664e"/>
    </style:style>
    <style:style style:name="T101" style:family="text">
      <style:text-properties officeooo:rsid="00af4745"/>
    </style:style>
    <style:style style:name="T102" style:family="text">
      <style:text-properties officeooo:rsid="00af86f4"/>
    </style:style>
    <style:style style:name="T103" style:family="text">
      <style:text-properties officeooo:rsid="00b2c500"/>
    </style:style>
    <style:style style:name="T104" style:family="text">
      <style:text-properties officeooo:rsid="00ba6948"/>
    </style:style>
    <style:style style:name="T105" style:family="text">
      <style:text-properties officeooo:rsid="00bbff73"/>
    </style:style>
    <style:style style:name="T106" style:family="text">
      <style:text-properties officeooo:rsid="00be3268"/>
    </style:style>
    <style:style style:name="T107" style:family="text">
      <style:text-properties officeooo:rsid="00bfa07e"/>
    </style:style>
    <style:style style:name="T108" style:family="text">
      <style:text-properties officeooo:rsid="00c1768f"/>
    </style:style>
    <style:style style:name="T109" style:family="text">
      <style:text-properties officeooo:rsid="00c2d7e8"/>
    </style:style>
    <style:style style:name="T110" style:family="text">
      <style:text-properties officeooo:rsid="001456c3"/>
    </style:style>
    <style:style style:name="T111" style:family="text">
      <style:text-properties officeooo:rsid="00c36525"/>
    </style:style>
    <style:style style:name="T112" style:family="text">
      <style:text-properties officeooo:rsid="00c938e8"/>
    </style:style>
    <style:style style:name="T113" style:family="text">
      <style:text-properties officeooo:rsid="00ca68bc"/>
    </style:style>
    <style:style style:name="T114" style:family="text">
      <style:text-properties officeooo:rsid="00cc648c"/>
    </style:style>
    <style:style style:name="T115" style:family="text">
      <style:text-properties officeooo:rsid="00cdfbe2"/>
    </style:style>
    <style:style style:name="T116" style:family="text">
      <style:text-properties officeooo:rsid="00cf17f7"/>
    </style:style>
    <style:style style:name="T117" style:family="text">
      <style:text-properties officeooo:rsid="00d0bc1d"/>
    </style:style>
    <style:style style:name="T118" style:family="text">
      <style:text-properties officeooo:rsid="00d1a7ac"/>
    </style:style>
    <style:style style:name="T119" style:family="text">
      <style:text-properties officeooo:rsid="00d602aa"/>
    </style:style>
    <style:style style:name="T120" style:family="text">
      <style:text-properties officeooo:rsid="00d7334b"/>
    </style:style>
    <style:style style:name="T121" style:family="text">
      <style:text-properties officeooo:rsid="00dc5aa4"/>
    </style:style>
    <style:style style:name="T122" style:family="text">
      <style:text-properties officeooo:rsid="00dec089"/>
    </style:style>
    <style:style style:name="T123" style:family="text">
      <style:text-properties officeooo:rsid="00e13fdf"/>
    </style:style>
    <style:style style:name="T124" style:family="text">
      <style:text-properties fo:font-size="14pt" fo:font-style="normal" fo:font-weight="bold"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0dd8898" style:font-size-asian="14pt" style:font-style-asian="normal" style:font-weight-asian="bold" style:font-size-complex="14pt" style:font-style-complex="normal" style:font-weight-complex="bold"/>
    </style:style>
    <style:style style:name="T126" style:family="text">
      <style:text-properties fo:font-size="14pt" fo:font-style="normal" fo:font-weight="bold" officeooo:rsid="00e13fdf" style:font-size-asian="14pt" style:font-style-asian="normal" style:font-weight-asian="bold" style:font-size-complex="14pt" style:font-style-complex="normal" style:font-weight-complex="bold"/>
    </style:style>
    <style:style style:name="T127" style:family="text">
      <style:text-properties fo:font-size="14pt" fo:font-style="normal" fo:font-weight="bold" officeooo:rsid="00e25c0a" style:font-size-asian="14pt" style:font-style-asian="normal" style:font-weight-asian="bold" style:font-size-complex="14pt" style:font-style-complex="normal" style:font-weight-complex="bold"/>
    </style:style>
    <style:style style:name="T128" style:family="text">
      <style:text-properties fo:font-size="14pt" fo:font-style="normal" fo:font-weight="bold" officeooo:rsid="00e6470b" style:font-size-asian="14pt" style:font-style-asian="normal" style:font-weight-asian="bold" style:font-size-complex="14pt" style:font-style-complex="normal" style:font-weight-complex="bold"/>
    </style:style>
    <style:style style:name="T129" style:family="text">
      <style:text-properties fo:font-size="14pt" fo:font-style="normal" fo:font-weight="bold" officeooo:rsid="00e77c1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0ea50ad"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0eb64b3" style:font-size-asian="14pt" style:font-style-asian="normal" style:font-weight-asian="bold" style:font-size-complex="14pt" style:font-style-complex="normal" style:font-weight-complex="bold"/>
    </style:style>
    <style:style style:name="T132" style:family="text">
      <style:text-properties fo:font-size="14pt" fo:font-style="normal" fo:font-weight="bold" officeooo:rsid="001456c3" style:font-size-asian="14pt" style:font-style-asian="normal" style:font-weight-asian="bold" style:font-size-complex="14pt" style:font-style-complex="normal" style:font-weight-complex="bold"/>
    </style:style>
    <style:style style:name="T133" style:family="text">
      <style:text-properties fo:font-size="14pt" fo:font-style="normal" fo:font-weight="bold" officeooo:rsid="00ebd0b6" style:font-size-asian="14pt" style:font-style-asian="normal" style:font-weight-asian="bold" style:font-size-complex="14pt" style:font-style-complex="normal" style:font-weight-complex="bold"/>
    </style:style>
    <style:style style:name="T134" style:family="text">
      <style:text-properties fo:font-size="14pt" fo:font-style="normal" fo:font-weight="bold" officeooo:rsid="00ef363b" style:font-size-asian="14pt" style:font-style-asian="normal" style:font-weight-asian="bold" style:font-size-complex="14pt" style:font-style-complex="normal" style:font-weight-complex="bold"/>
    </style:style>
    <style:style style:name="T135" style:family="text">
      <style:text-properties fo:font-size="14pt" fo:font-style="normal" fo:font-weight="bold" officeooo:rsid="00f038a8" style:font-size-asian="14pt" style:font-style-asian="normal" style:font-weight-asian="bold" style:font-size-complex="14pt" style:font-style-complex="normal" style:font-weight-complex="bold"/>
    </style:style>
    <style:style style:name="T136" style:family="text">
      <style:text-properties fo:font-size="14pt" fo:font-style="normal" fo:font-weight="bold" officeooo:rsid="00f1056c" style:font-size-asian="14pt" style:font-style-asian="normal" style:font-weight-asian="bold" style:font-size-complex="14pt" style:font-style-complex="normal" style:font-weight-complex="bold"/>
    </style:style>
    <style:style style:name="T137" style:family="text">
      <style:text-properties fo:font-size="14pt" fo:font-style="normal" fo:font-weight="bold" officeooo:rsid="00f2e09f" style:font-size-asian="14pt" style:font-style-asian="normal" style:font-weight-asian="bold" style:font-size-complex="14pt" style:font-style-complex="normal" style:font-weight-complex="bold"/>
    </style:style>
    <style:style style:name="T138" style:family="text">
      <style:text-properties fo:font-size="14pt" fo:font-style="normal" fo:font-weight="bold" officeooo:rsid="00f591e7" style:font-size-asian="14pt" style:font-style-asian="normal" style:font-weight-asian="bold" style:font-size-complex="14pt" style:font-style-complex="normal" style:font-weight-complex="bold"/>
    </style:style>
    <style:style style:name="T139" style:family="text">
      <style:text-properties fo:font-size="14pt" fo:font-style="normal" fo:font-weight="bold" officeooo:rsid="00f6cb67" style:font-size-asian="14pt" style:font-style-asian="normal" style:font-weight-asian="bold" style:font-size-complex="14pt" style:font-style-complex="normal" style:font-weight-complex="bold"/>
    </style:style>
    <style:style style:name="T140" style:family="text">
      <style:text-properties fo:font-size="14pt" fo:font-style="normal" fo:font-weight="bold" officeooo:rsid="00f75da5" style:font-size-asian="14pt" style:font-style-asian="normal" style:font-weight-asian="bold" style:font-size-complex="14pt" style:font-style-complex="normal" style:font-weight-complex="bold"/>
    </style:style>
    <style:style style:name="T141" style:family="text">
      <style:text-properties fo:font-size="14pt" fo:font-style="normal" fo:font-weight="bold" officeooo:rsid="00f84687" style:font-size-asian="14pt" style:font-style-asian="normal" style:font-weight-asian="bold" style:font-size-complex="14pt" style:font-style-complex="normal" style:font-weight-complex="bold"/>
    </style:style>
    <style:style style:name="T142" style:family="text">
      <style:text-properties fo:font-size="14pt" fo:font-style="normal" fo:font-weight="bold" officeooo:rsid="00fb48e6" style:font-size-asian="14pt" style:font-style-asian="normal" style:font-weight-asian="bold" style:font-size-complex="14pt" style:font-style-complex="normal" style:font-weight-complex="bold"/>
    </style:style>
    <style:style style:name="T143" style:family="text">
      <style:text-properties officeooo:rsid="00e25c0a"/>
    </style:style>
    <style:style style:name="T144" style:family="text">
      <style:text-properties officeooo:rsid="00ea50ad"/>
    </style:style>
    <style:style style:name="T145" style:family="text">
      <style:text-properties officeooo:rsid="00f84687"/>
    </style:style>
    <style:style style:name="T146" style:family="text">
      <style:text-properties fo:color="#c9211e" loext:opacity="100%"/>
    </style:style>
    <style:style style:name="T147" style:family="text">
      <style:text-properties fo:color="#c9211e" loext:opacity="100%" officeooo:rsid="00ec1ecb"/>
    </style:style>
    <style:style style:name="T148" style:family="text">
      <style:text-properties fo:color="#c9211e" loext:opacity="100%" officeooo:rsid="00ce6625"/>
    </style:style>
    <style:style style:name="T149" style:family="text">
      <style:text-properties fo:color="#c9211e" loext:opacity="100%" officeooo:rsid="00e5a2b3"/>
    </style:style>
    <style:style style:name="T150" style:family="text">
      <style:text-properties fo:color="#c9211e" loext:opacity="100%" officeooo:rsid="01339ea4"/>
    </style:style>
    <style:style style:name="T151" style:family="text">
      <style:text-properties fo:color="#c9211e" loext:opacity="100%" officeooo:rsid="0132f8e3"/>
    </style:style>
    <style:style style:name="T152" style:family="text">
      <style:text-properties fo:color="#c9211e" loext:opacity="100%" officeooo:rsid="00f6886b"/>
    </style:style>
    <style:style style:name="T153" style:family="text">
      <style:text-properties fo:color="#c9211e" loext:opacity="100%" officeooo:rsid="0135f1e4"/>
    </style:style>
    <style:style style:name="T154" style:family="text">
      <style:text-properties fo:color="#c9211e" loext:opacity="100%" fo:font-size="14pt" officeooo:rsid="00f6886b" fo:background-color="transparent" loext:char-shading-value="0" style:font-size-asian="12.25pt" style:font-size-complex="14pt"/>
    </style:style>
    <style:style style:name="T155" style:family="text">
      <style:text-properties fo:color="#c9211e" loext:opacity="100%" fo:font-size="14pt" officeooo:rsid="0132f8e3" fo:background-color="transparent" loext:char-shading-value="0" style:font-size-asian="12.25pt" style:font-size-complex="14pt"/>
    </style:style>
    <style:style style:name="T156" style:family="text">
      <style:text-properties fo:color="#c9211e" loext:opacity="100%" fo:font-size="14pt" officeooo:rsid="0135f1e4" fo:background-color="transparent" loext:char-shading-value="0" style:font-size-asian="12.25pt" style:font-size-complex="14pt"/>
    </style:style>
    <style:style style:name="T157" style:family="text">
      <style:text-properties fo:color="#c9211e" loext:opacity="100%" fo:font-size="14pt" officeooo:rsid="0130eb10" fo:background-color="transparent" loext:char-shading-value="0" style:font-size-asian="12.25pt" style:font-size-complex="14pt"/>
    </style:style>
    <style:style style:name="T158" style:family="text">
      <style:text-properties fo:color="#c9211e" loext:opacity="100%" fo:font-size="14pt" officeooo:rsid="0125e1c6" fo:background-color="transparent" loext:char-shading-value="0" style:font-size-asian="12.25pt" style:font-size-complex="14pt"/>
    </style:style>
    <style:style style:name="T159" style:family="text">
      <style:text-properties fo:color="#c9211e" loext:opacity="100%" fo:font-size="14pt" officeooo:rsid="012969f3" fo:background-color="transparent" loext:char-shading-value="0" style:font-size-asian="12.25pt" style:font-size-complex="14pt"/>
    </style:style>
    <style:style style:name="T160" style:family="text">
      <style:text-properties fo:color="#c9211e" loext:opacity="100%" officeooo:rsid="00fd4238"/>
    </style:style>
    <style:style style:name="T161" style:family="text">
      <style:text-properties officeooo:rsid="00e5a2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45">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49">Status: <text:span text:style-name="T6">status and hours in other tickets</text:span></text:p>
      <text:p text:style-name="P135"/>
      <text:p text:style-name="P153">============</text:p>
      <text:p text:style-name="P153"/>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90">Status: <text:span text:style-name="T24">Fixed</text:span></text:p>
      <text:p text:style-name="P135"/>
      <text:p text:style-name="P154">============</text:p>
      <text:p text:style-name="P154"/>
      <text:p text:style-name="P178"><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78"/>
      <text:p text:style-name="P9">Type CR</text:p>
      <text:p text:style-name="P9"/>
      <text:p text:style-name="P190">Status: <text:span text:style-name="T6">Done (</text:span><text:span text:style-name="T38">2</text:span><text:span text:style-name="T39">5</text:span><text:span text:style-name="T6">hrs)</text:span></text:p>
      <text:p text:style-name="P241"><text:bookmark-end text:name="__DdeLink__3758_4263677272"/></text:p>
      <text:p text:style-name="P136"/>
      <text:p text:style-name="P136"/>
      <text:p text:style-name="P155">============</text:p>
      <text:p text:style-name="P155"/>
      <text:p text:style-name="P179"><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79"/>
      <text:p text:style-name="P10">Type CR</text:p>
      <text:p text:style-name="P10"/>
      <text:p text:style-name="P190">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37"/>
      <text:p text:style-name="P137"/>
      <text:p text:style-name="P137"/>
      <text:p text:style-name="P137"/>
      <text:p text:style-name="P137"/>
      <text:p text:style-name="P137"><text:soft-page-break/></text:p>
      <text:p text:style-name="P137"/>
      <text:p text:style-name="P137"/>
      <text:p text:style-name="P156">============</text:p>
      <text:p text:style-name="P156"/>
      <text:p text:style-name="P180"><text:bookmark-start text:name="__DdeLink__3751_4263677272"/><text:span text:style-name="T2">5</text:span>) <text:bookmark-start text:name="__DdeLink__3745_4263677272"/>https://app.asana.com/0/1209395762772163/1209395762772205<text:bookmark-end text:name="__DdeLink__3745_4263677272"/></text:p>
      <text:p text:style-name="P180"/>
      <text:p text:style-name="P11">Type CR</text:p>
      <text:p text:style-name="P11"/>
      <text:p text:style-name="P191"><text:bookmark-start text:name="__DdeLink__3690_4263677272"/>Status: <text:span text:style-name="T6">Done (</text:span><text:span text:style-name="T36">5hrs</text:span><text:span text:style-name="T6">)</text:span></text:p>
      <text:p text:style-name="P150"><text:bookmark-end text:name="__DdeLink__3751_4263677272"/><text:bookmark-end text:name="__DdeLink__3690_4263677272"/></text:p>
      <text:p text:style-name="P156">============</text:p>
      <text:p text:style-name="P156"/>
      <text:p text:style-name="P180"><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80"/>
      <text:p text:style-name="P11">Type CR</text:p>
      <text:p text:style-name="P11"/>
      <text:p text:style-name="P207">S<text:bookmark-end text:name="__DdeLink__3743_4263677272"/>tatus: <text:span text:style-name="T6">Done (</text:span><text:span text:style-name="T40">5</text:span><text:span text:style-name="T6">hrs)</text:span></text:p>
      <text:p text:style-name="P207"/>
      <text:p text:style-name="P242"/>
      <text:p text:style-name="P138"/>
      <text:p text:style-name="P157">============</text:p>
      <text:p text:style-name="P157"/>
      <text:p text:style-name="P181"><text:span text:style-name="T3">7</text:span>) <text:bookmark-start text:name="__DdeLink__1111_2292776962"/>https://app.asana.com/0/1209395762772163/1209395762772213<text:bookmark-end text:name="__DdeLink__1111_2292776962"/></text:p>
      <text:p text:style-name="P181"/>
      <text:p text:style-name="P12">Type CR</text:p>
      <text:p text:style-name="P12"/>
      <text:p text:style-name="P192">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39"/>
      <text:p text:style-name="P139"/>
      <text:p text:style-name="P139"/>
      <text:p text:style-name="P157">============</text:p>
      <text:p text:style-name="P157"/>
      <text:p text:style-name="P181"><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81"/>
      <text:p text:style-name="P12">Type CR</text:p>
      <text:p text:style-name="P12"/>
      <text:p text:style-name="P192">Status: <text:span text:style-name="T6">Done (</text:span><text:span text:style-name="T37">5</text:span><text:span text:style-name="T6">hrs)</text:span><text:bookmark-end text:name="__DdeLink__3738_4263677272"/></text:p>
      <text:p text:style-name="P139"/>
      <text:p text:style-name="P157">============</text:p>
      <text:p text:style-name="P157"/>
      <text:p text:style-name="P181"><text:span text:style-name="T3">9</text:span>) <text:bookmark-start text:name="__DdeLink__3729_4263677272"/>https://app.asana.com/0/1209395762772163/1209395762772225<text:bookmark-end text:name="__DdeLink__3729_4263677272"/></text:p>
      <text:p text:style-name="P181"/>
      <text:p text:style-name="P12">Type <text:span text:style-name="T9">BUG</text:span></text:p>
      <text:p text:style-name="P12"><text:soft-page-break/></text:p>
      <text:p text:style-name="P193">Status: <text:span text:style-name="T31">Fixed</text:span><text:span text:style-name="T6"> </text:span></text:p>
      <text:p text:style-name="P149"/>
      <text:p text:style-name="P139"/>
      <text:p text:style-name="P158">============</text:p>
      <text:p text:style-name="P158"/>
      <text:p text:style-name="P182"><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82"/>
      <text:p text:style-name="P13">Type CR</text:p>
      <text:p text:style-name="P13"/>
      <text:p text:style-name="P208">Status: <text:span text:style-name="T6">Done (</text:span><text:span text:style-name="T44">5</text:span><text:span text:style-name="T6">hrs)</text:span></text:p>
      <text:p text:style-name="P151"/>
      <text:p text:style-name="P159">============</text:p>
      <text:p text:style-name="P159"/>
      <text:p text:style-name="P183"><text:span text:style-name="T4">1</text:span><text:span text:style-name="T5">1</text:span>) <text:bookmark-start text:name="__DdeLink__3723_4263677272"/>https://app.asana.com/0/1209395762772163/1209407834935068<text:bookmark-end text:name="__DdeLink__3723_4263677272"/></text:p>
      <text:p text:style-name="P183"/>
      <text:p text:style-name="P14">Type <text:span text:style-name="T10">BUG</text:span></text:p>
      <text:p text:style-name="P14"/>
      <text:p text:style-name="P251">==&gt;</text:p>
      <text:p text:style-name="P251">Logo are displayed from Team storage records</text:p>
      <text:p text:style-name="P251">Please check the image for logo add and updated section</text:p>
      <text:p text:style-name="P140"/>
      <text:p text:style-name="P159">============</text:p>
      <text:p text:style-name="P159"/>
      <text:p text:style-name="P183"><text:span text:style-name="T4">1</text:span><text:span text:style-name="T5">2</text:span>) <text:bookmark-start text:name="__DdeLink__3721_4263677272"/>https://app.asana.com/0/1209395762772163/1209407834935082<text:bookmark-end text:name="__DdeLink__3721_4263677272"/></text:p>
      <text:p text:style-name="P183"/>
      <text:p text:style-name="P14">Type <text:span text:style-name="T11">Bug</text:span></text:p>
      <text:p text:style-name="P14"/>
      <text:p text:style-name="P250"><text:bookmark-start text:name="__DdeLink__3765_4263677272"/>==&gt;</text:p>
      <text:p text:style-name="P250">Logo are displayed from Team storage records</text:p>
      <text:p text:style-name="P250">Please check the image for logo add and updated section<text:bookmark-end text:name="__DdeLink__3765_4263677272"/></text:p>
      <text:p text:style-name="P140"/>
      <text:p text:style-name="P159">============</text:p>
      <text:p text:style-name="P159"/>
      <text:p text:style-name="P159"/>
      <text:p text:style-name="P159"/>
      <text:p text:style-name="P159"/>
      <text:p text:style-name="P159"/>
      <text:p text:style-name="P159"/>
      <text:p text:style-name="P183"><text:span text:style-name="T4">1</text:span><text:span text:style-name="T5">3</text:span>) <text:bookmark-start text:name="__DdeLink__3719_4263677272"/>https://app.asana.com/0/1209395762772163/1209407836851335<text:bookmark-end text:name="__DdeLink__3719_4263677272"/></text:p>
      <text:p text:style-name="P183"/>
      <text:p text:style-name="P14">Type CR</text:p>
      <text:p text:style-name="P14"/>
      <text:p text:style-name="P206">Status: <text:span text:style-name="T34">Done [</text:span><text:span text:style-name="T35">30min</text:span><text:span text:style-name="T34">]</text:span></text:p>
      <text:p text:style-name="P140"/>
      <text:p text:style-name="P159"><text:soft-page-break/>============</text:p>
      <text:p text:style-name="P159"/>
      <text:p text:style-name="P183"><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83"/>
      <text:p text:style-name="P14">Type CR</text:p>
      <text:p text:style-name="P14"/>
      <text:p text:style-name="P205"><text:bookmark-start text:name="__DdeLink__1097_2292776962"/>Status: <text:span text:style-name="T34">Done [</text:span><text:span text:style-name="T35">30min</text:span><text:span text:style-name="T34">]</text:span><text:bookmark-end text:name="__DdeLink__1097_2292776962"/></text:p>
      <text:p text:style-name="P140"/>
      <text:p text:style-name="P140"/>
      <text:p text:style-name="P140"/>
      <text:p text:style-name="P140"/>
      <text:p text:style-name="P140"/>
      <text:p text:style-name="P159">============</text:p>
      <text:p text:style-name="P159"/>
      <text:p text:style-name="P183"><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212">Status: <text:span text:style-name="T50">Done[</text:span><text:span text:style-name="T51">small change</text:span><text:span text:style-name="T50">]</text:span></text:p>
      <text:p text:style-name="P212"/>
      <text:p text:style-name="P140"/>
      <text:p text:style-name="P140"/>
      <text:p text:style-name="P159">============</text:p>
      <text:p text:style-name="P159"/>
      <text:p text:style-name="P183"><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211"><text:bookmark-start text:name="__DdeLink__1094_2292776962 Copy 1"/>Status: <text:span text:style-name="T34">Done [</text:span><text:span text:style-name="T49">4</text:span><text:span text:style-name="T34">hr]</text:span><text:bookmark-end text:name="__DdeLink__1094_2292776962 Copy 1"/></text:p>
      <text:p text:style-name="P140"/>
      <text:p text:style-name="P159">============</text:p>
      <text:p text:style-name="P159"/>
      <text:p text:style-name="P183"><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204"><text:bookmark-start text:name="__DdeLink__1094_2292776962"/>Status: <text:span text:style-name="T34">Done [1hr]</text:span><text:bookmark-end text:name="__DdeLink__1094_2292776962"/></text:p>
      <text:p text:style-name="P141"/>
      <text:p text:style-name="P141"/>
      <text:p text:style-name="P141"/>
      <text:p text:style-name="P141"/>
      <text:p text:style-name="P141"/>
      <text:p text:style-name="P141"/>
      <text:p text:style-name="P248"/>
      <text:p text:style-name="P248"/>
      <text:p text:style-name="P248">Tablet</text:p>
      <text:p text:style-name="P6"/>
      <text:p text:style-name="P21"><text:soft-page-break/>1) https://app.asana.com/0/1209395762772163/1209421305688377</text:p>
      <text:p text:style-name="P21"/>
      <text:p text:style-name="P21"/>
      <text:p text:style-name="P21">Type CR</text:p>
      <text:p text:style-name="P21"/>
      <text:p text:style-name="P209">Status: <text:span text:style-name="T42">Done(1hr)</text:span></text:p>
      <text:p text:style-name="P141"/>
      <text:p text:style-name="P141"/>
      <text:p text:style-name="P247"><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94">Status: <text:span text:style-name="T12">Just Layout no work</text:span></text:p>
      <text:p text:style-name="P142"/>
      <text:p text:style-name="P160">============<text:bookmark-end text:name="__DdeLink__3687_4263677272"/></text:p>
      <text:p text:style-name="P160"/>
      <text:p text:style-name="P16"><text:span text:style-name="T16">2</text:span>) https://app.asana.com/0/1209395762772163/1209407836851364</text:p>
      <text:p text:style-name="P16"/>
      <text:p text:style-name="P16">Type CR</text:p>
      <text:p text:style-name="P16"/>
      <text:p text:style-name="P195">Status: <text:span text:style-name="T13">Done </text:span><text:span text:style-name="T14">[</text:span><text:span text:style-name="T15">15min</text:span><text:span text:style-name="T14">]</text:span></text:p>
      <text:p text:style-name="P143"/>
      <text:p text:style-name="P161">============</text:p>
      <text:p text:style-name="P161"/>
      <text:p text:style-name="P161"/>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210">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217">)</text:p>
      <text:p text:style-name="P144"/>
      <text:p text:style-name="P162">============</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53"><text:soft-page-break/>Status: <text:span text:style-name="T18">We have not found any issue like this, we have test in ios and android the slider can be swiped by touching.</text:span></text:p>
      <text:p text:style-name="P145"/>
      <text:p text:style-name="P163">============</text:p>
      <text:p text:style-name="P163"/>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54">Status: <text:span text:style-name="T19">We have made this small because in some places there is four items, now we have increased the font and padding, but what will be if more than three, </text:span><text:span text:style-name="T21">or if big text</text:span></text:p>
      <text:p text:style-name="P146"/>
      <text:p text:style-name="P164">============</text:p>
      <text:p text:style-name="P164"/>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96">Status: <text:span text:style-name="T22">Fixed</text:span></text:p>
      <text:p text:style-name="P147"/>
      <text:p text:style-name="P165">============</text:p>
      <text:p text:style-name="P165"/>
      <text:p text:style-name="P165"/>
      <text:p text:style-name="P165"/>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text:soft-page-break/></text:p>
      <text:p text:style-name="P246">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97">Status: <text:span text:style-name="T6">Done (</text:span><text:span text:style-name="T46">5hrs</text:span><text:span text:style-name="T6">)</text:span></text:p>
      <text:p text:style-name="P243"/>
      <text:p text:style-name="P148"/>
      <text:p text:style-name="P166">============<text:bookmark-end text:name="__DdeLink__3693_4263677272"/></text:p>
      <text:p text:style-name="P166"/>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98">Status: <text:span text:style-name="T6">Done (</text:span><text:span text:style-name="T47">3</text:span><text:span text:style-name="T23">hrs</text:span><text:span text:style-name="T6">)</text:span></text:p>
      <text:p text:style-name="P152"/>
      <text:p text:style-name="P167">============<text:bookmark-end text:name="__DdeLink__3768_4263677272"/></text:p>
      <text:p text:style-name="P167"/>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99">Status: <text:span text:style-name="T27">Done [30min]</text:span></text:p>
      <text:p text:style-name="P199"/>
      <text:p text:style-name="P168">============<text:bookmark-end text:name="__DdeLink__3774_4263677272"/></text:p>
      <text:p text:style-name="P168"/>
      <text:p text:style-name="P168"/>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200">Status: <text:span text:style-name="T27">Done [</text:span><text:span text:style-name="T41">1hr</text:span><text:span text:style-name="T27">]</text:span></text:p>
      <text:p text:style-name="P238"/>
      <text:p text:style-name="P238"/>
      <text:p text:style-name="P169">============<text:bookmark-end text:name="__DdeLink__3779_4263677272"/></text:p>
      <text:p text:style-name="P169"/>
      <text:p text:style-name="P169"/>
      <text:p text:style-name="P169"/>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201">Status: <text:span text:style-name="T27">Done [</text:span><text:span text:style-name="T45">1hr</text:span><text:span text:style-name="T27">]</text:span></text:p>
      <text:p text:style-name="P239"/>
      <text:p text:style-name="P170">============<text:bookmark-end text:name="__DdeLink__3781_4263677272"/></text:p>
      <text:p text:style-name="P170"/>
      <text:p text:style-name="P170"/>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202">Status: <text:span text:style-name="T27">Done [30min]</text:span></text:p>
      <text:p text:style-name="P171">============<text:bookmark-end text:name="__DdeLink__3786_4263677272"/></text:p>
      <text:p text:style-name="P171"/>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203">Status: <text:span text:style-name="T27">Done [</text:span><text:span text:style-name="T48">6.3</text:span><text:span text:style-name="T32">hrs</text:span><text:span text:style-name="T27">]</text:span></text:p>
      <text:p text:style-name="P240"/>
      <text:p text:style-name="P172">============<text:bookmark-end text:name="__DdeLink__3790_4263677272"/></text:p>
      <text:p text:style-name="P172"/>
      <text:p text:style-name="P30"><text:span text:style-name="T33">8</text:span><text:span text:style-name="T29">) https://app.asana.com/0/1209395762772163/1209407836851362</text:span></text:p>
      <text:p text:style-name="P30"/>
      <text:p text:style-name="P30">Type CR</text:p>
      <text:p text:style-name="P30"/>
      <text:p text:style-name="P252">Status: <text:span text:style-name="T33">Pending Sample not given yet</text:span></text:p>
      <text:p text:style-name="P173">============</text:p>
      <text:p text:style-name="P168"/>
      <text:p text:style-name="P168"/>
      <text:p text:style-name="P168"/>
      <text:p text:style-name="P168"/>
      <text:p text:style-name="P166"/>
      <text:p text:style-name="P166"/>
      <text:p text:style-name="P166"/>
      <text:p text:style-name="P166"/>
      <text:p text:style-name="P164"/>
      <text:p text:style-name="P164"/>
      <text:p text:style-name="P164"/>
      <text:p text:style-name="P163"/>
      <text:p text:style-name="P163"/>
      <text:p text:style-name="P163"/>
      <text:p text:style-name="P255"><text:soft-page-break/></text:p>
      <text:p text:style-name="P255"/>
      <text:p text:style-name="P31"><text:span text:style-name="T52">1</text:span><text:span text:style-name="T29">) https://app.asana.com/0/1209395762772163/1209395762772201</text:span></text:p>
      <text:p text:style-name="P31"/>
      <text:p text:style-name="P31">Type CR</text:p>
      <text:p text:style-name="P31"/>
      <text:p text:style-name="P213">Status: <text:span text:style-name="T27">Done [</text:span><text:span text:style-name="T53">4</text:span><text:span text:style-name="T32">hrs</text:span><text:span text:style-name="T27">]</text:span></text:p>
      <text:p text:style-name="P174">============</text:p>
      <text:p text:style-name="P174"/>
      <text:p text:style-name="P32"><text:span text:style-name="T54">2</text:span><text:span text:style-name="T29">) https://app.asana.com/0/1209395762772163/1209781290985537</text:span></text:p>
      <text:p text:style-name="P32"/>
      <text:p text:style-name="P32">Type CR</text:p>
      <text:p text:style-name="P32"/>
      <text:p text:style-name="P216">Status: <text:span text:style-name="T27">Done [</text:span><text:span text:style-name="T56">3</text:span><text:span text:style-name="T32">hrs</text:span><text:span text:style-name="T27">]</text:span></text:p>
      <text:p text:style-name="P244"/>
      <text:p text:style-name="P175">============</text:p>
      <text:p text:style-name="P175"/>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215">Status: issue is fix</text:p>
      <text:p text:style-name="P215"/>
      <text:p text:style-name="P215">server unable to render f:image <text:s/>fal tag</text:p>
      <text:p text:style-name="P215">so we have removed that with image tag</text:p>
      <text:p text:style-name="P215"/>
      <text:p text:style-name="P219">we have made this changes everywhere as this error might be occurred any time if any page have large amount of content which is containing large amount of images as well. fix page and updated player model and codes.</text:p>
      <text:p text:style-name="P215"/>
      <text:p text:style-name="P218">time: <text:span text:style-name="T95">4</text:span>hr<text:span text:style-name="T95">s</text:span></text:p>
      <text:p text:style-name="P175"/>
      <text:p text:style-name="P176">============</text:p>
      <text:p text:style-name="P175"/>
      <text:p text:style-name="P184">4) <text:a xlink:type="simple" xlink:href="https://app.asana.com/0/1209395762772163/1209781290985548" text:style-name="Internet_20_link" text:visited-style-name="Visited_20_Internet_20_Link">https://app.asana.com/0/1209395762772163/1209781290985548</text:a></text:p>
      <text:p text:style-name="P184"/>
      <text:p text:style-name="P33">Type CR</text:p>
      <text:p text:style-name="P33"/>
      <text:p text:style-name="P214">Status: <text:span text:style-name="T27">Done [</text:span><text:span text:style-name="T55">30min</text:span><text:span text:style-name="T27">]</text:span></text:p>
      <text:p text:style-name="P177">============</text:p>
      <text:p text:style-name="P177"/>
      <text:p text:style-name="P185"><text:span text:style-name="T94">5</text:span>) https://app.asana.com/0/1209395762772163/1209797966516554</text:p>
      <text:p text:style-name="P185"/>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220"/>
      <text:p text:style-name="P259"><text:span text:style-name="T58">N</text:span><text:span text:style-name="T57">ew APRIL 2025</text:span></text:p>
      <text:p text:style-name="P83"/>
      <text:p text:style-name="P186"><text:span text:style-name="T96">1</text:span>) https://app.asana.com/0/1209395762772163/1209869547521136</text:p>
      <text:p text:style-name="P186"/>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221"/>
      <text:p text:style-name="P221"/>
      <text:p text:style-name="P187"><text:span text:style-name="T97">2</text:span>) https://app.asana.com/0/1209395762772163/1209869547521202</text:p>
      <text:p text:style-name="P187"/>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32"/>
      <text:p text:style-name="P187"><text:span text:style-name="T98">3</text:span>) https://app.asana.com/0/1209395762772163/1209854752836952</text:p>
      <text:p text:style-name="P187"/>
      <text:p text:style-name="P37">Type CR</text:p>
      <text:p text:style-name="P37"><text:span text:style-name="T58">Status: Done [</text:span><text:span text:style-name="T62">5hrs</text:span><text:span text:style-name="T58">]</text:span></text:p>
      <text:p text:style-name="P232"/>
      <text:p text:style-name="P232">We have updated code1) Add any text in position field it will display2) Added "no portrait-page" checkbox3) Added "is goalkeeper" checkbox(A goalkeeper has extra WÜRFE tab)4) You can sort records using Arrow in TCA, please check image</text:p>
      <text:p text:style-name="P232"/>
      <text:p text:style-name="P188"><text:span text:style-name="T99">4</text:span>) <text:a xlink:type="simple" xlink:href="https://app.asana.com/0/1209395762772163/1209883646678203" text:style-name="Internet_20_link" text:visited-style-name="Visited_20_Internet_20_Link">https://app.asana.com/0/1209395762772163/1209883646678203</text:a></text:p>
      <text:p text:style-name="P188">https://app.asana.com/0/1209395762772163/1209883646678209</text:p>
      <text:p text:style-name="P188"/>
      <text:p text:style-name="P38">Type CR</text:p>
      <text:p text:style-name="P38"><text:span text:style-name="T58">Status: Done [</text:span><text:span text:style-name="T63">2hr</text:span><text:span text:style-name="T58">]</text:span></text:p>
      <text:p text:style-name="P222"/>
      <text:p text:style-name="P189"><text:span text:style-name="T100">5</text:span>) https://app.asana.com/0/1209395762772163/1209885364786639/</text:p>
      <text:p text:style-name="P189"/>
      <text:p text:style-name="P39">Type CR</text:p>
      <text:p text:style-name="P39"><text:span text:style-name="T58">Status: Done [</text:span><text:span text:style-name="T64">30min</text:span><text:span text:style-name="T58">]</text:span></text:p>
      <text:p text:style-name="P223"/>
      <text:p text:style-name="P84"><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84"/>
      <text:p text:style-name="P40">Type CR</text:p>
      <text:p text:style-name="P41"><text:span text:style-name="T58">Status: Done [</text:span><text:span text:style-name="T65">1hr</text:span><text:span text:style-name="T58">]</text:span></text:p>
      <text:p text:style-name="P224"/>
      <text:p text:style-name="P225"/>
      <text:p text:style-name="P225"/>
      <text:p text:style-name="P225"/>
      <text:p text:style-name="P225"><text:soft-page-break/></text:p>
      <text:p text:style-name="P225"/>
      <text:p text:style-name="P256"><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225"/>
      <text:p text:style-name="P225"/>
      <text:p text:style-name="P85"><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226"/>
      <text:p text:style-name="P226"/>
      <text:p text:style-name="P86"><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226"/>
      <text:p text:style-name="P87"><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27"/>
      <text:p text:style-name="P89"><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28"/>
      <text:p text:style-name="P90"><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30"/>
      <text:p text:style-name="P91"><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31"/>
      <text:p text:style-name="P48"/>
      <text:p text:style-name="P228"/>
      <text:p text:style-name="P228"/>
      <text:p text:style-name="P228"/>
      <text:p text:style-name="P228"/>
      <text:p text:style-name="P228"/>
      <text:p text:style-name="P226"><text:soft-page-break/></text:p>
      <text:p text:style-name="P226"/>
      <text:p text:style-name="P226"/>
      <text:p text:style-name="P226"/>
      <text:p text:style-name="P92"><text:span text:style-name="T58">1</text:span><text:span text:style-name="T77">4</text:span><text:span text:style-name="T57">) </text:span><text:span text:style-name="T58">https://app.asana.com/0/1209395762772163/1209928808913986</text:span></text:p>
      <text:p text:style-name="P49">Type <text:span text:style-name="T101">BUG</text:span></text:p>
      <text:p text:style-name="P49"><text:span text:style-name="T27">Status: </text:span><text:span text:style-name="T101">Fixed</text:span></text:p>
      <text:p text:style-name="P49"/>
      <text:p text:style-name="P92"><text:span text:style-name="T58">1</text:span><text:span text:style-name="T77">5</text:span><text:span text:style-name="T57">) </text:span><text:span text:style-name="T58">https://app.asana.com/0/1209395762772163/1209928808913990</text:span></text:p>
      <text:p text:style-name="P49">Type <text:span text:style-name="T101">CR</text:span></text:p>
      <text:p text:style-name="P49"><text:span text:style-name="T27">Status: </text:span><text:span text:style-name="T102">DONE, </text:span><text:span text:style-name="T58">issue page load, optimised code </text:span><text:span text:style-name="T77">[3hrs]</text:span></text:p>
      <text:p text:style-name="P49"/>
      <text:p text:style-name="P93"><text:span text:style-name="T58">1</text:span><text:span text:style-name="T78">6</text:span><text:span text:style-name="T57">) </text:span><text:span text:style-name="T58">https://app.asana.com/0/1209395762772163/1209928813288342</text:span></text:p>
      <text:p text:style-name="P50">Type <text:span text:style-name="T101">CR</text:span></text:p>
      <text:p text:style-name="P50"><text:span text:style-name="T27">Status: </text:span><text:span text:style-name="T102">Done, </text:span><text:span text:style-name="T58">issue </text:span><text:span text:style-name="T78">image loading</text:span><text:span text:style-name="T58"> </text:span><text:span text:style-name="T77">[</text:span><text:span text:style-name="T78">1</text:span><text:span text:style-name="T77">hr]</text:span></text:p>
      <text:p text:style-name="P233"/>
      <text:p text:style-name="P94"><text:span text:style-name="T58">1</text:span><text:span text:style-name="T79">7</text:span><text:span text:style-name="T57">) </text:span><text:span text:style-name="T58">https://app.asana.com/0/1209395762772163/1209928808913992</text:span></text:p>
      <text:p text:style-name="P50">Type <text:span text:style-name="T101">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34"/>
      <text:p text:style-name="P234"/>
      <text:p text:style-name="P95"><text:span text:style-name="T77">1</text:span><text:span text:style-name="T57">8) https://app.asana.com/0/1209395762772163/1209935111057495</text:span></text:p>
      <text:p text:style-name="P52">Type <text:span text:style-name="T101">CR</text:span></text:p>
      <text:p text:style-name="P52"><text:span text:style-name="T58">Status: </text:span><text:span text:style-name="T78">Done</text:span><text:span text:style-name="T58"> </text:span><text:span text:style-name="T77">[</text:span><text:span text:style-name="T78">1</text:span><text:span text:style-name="T77">hr]</text:span></text:p>
      <text:p text:style-name="P235"/>
      <text:p text:style-name="P96"><text:span text:style-name="T77">1</text:span><text:span text:style-name="T80">9</text:span><text:span text:style-name="T57">) https://app.asana.com/0/1209395762772163/1209935114542550</text:span></text:p>
      <text:p text:style-name="P53">Type <text:span text:style-name="T101">CR</text:span></text:p>
      <text:p text:style-name="P53"><text:span text:style-name="T58">Status: </text:span><text:span text:style-name="T78">Done</text:span><text:span text:style-name="T58"> </text:span><text:span text:style-name="T77">[</text:span><text:span text:style-name="T78">1</text:span><text:span text:style-name="T77">hr]</text:span></text:p>
      <text:p text:style-name="P236"/>
      <text:p text:style-name="P97"><text:span text:style-name="T81">20</text:span><text:span text:style-name="T57">) </text:span><text:span text:style-name="T77">https://app.asana.com/0/1209395762772163/1209935114542576</text:span></text:p>
      <text:p text:style-name="P54">Type <text:span text:style-name="T101">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37"/>
      <text:p text:style-name="P98"><text:span text:style-name="T81">2</text:span><text:span text:style-name="T82">1</text:span><text:span text:style-name="T57">) </text:span><text:span text:style-name="T77">https://app.asana.com/0/1209395762772163/1209935114542572</text:span></text:p>
      <text:p text:style-name="P55">Type <text:span text:style-name="T101">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37"/>
      <text:p text:style-name="P99"><text:span text:style-name="T81">2</text:span><text:span text:style-name="T83">2</text:span><text:span text:style-name="T57">) </text:span><text:span text:style-name="T77">https://app.asana.com/0/1209395762772163/1209935114542564</text:span></text:p>
      <text:p text:style-name="P56">Type <text:span text:style-name="T101">CR</text:span></text:p>
      <text:p text:style-name="P56"><text:span text:style-name="T27">Status: </text:span><text:span text:style-name="T102">Done</text:span><text:span text:style-name="T27"> </text:span><text:span text:style-name="T101">[</text:span><text:span text:style-name="T103">30min</text:span><text:span text:style-name="T101">]</text:span></text:p>
      <text:p text:style-name="P56"/>
      <text:p text:style-name="P100"><text:span text:style-name="T81">2</text:span><text:span text:style-name="T84">3</text:span><text:span text:style-name="T57">) </text:span><text:span text:style-name="T77">https://app.asana.com/0/1209395762772163/1209935111057503</text:span></text:p>
      <text:p text:style-name="P57">Type <text:span text:style-name="T101">CR</text:span></text:p>
      <text:p text:style-name="P57"><text:span text:style-name="T27">Status: </text:span><text:span text:style-name="T102">Done</text:span><text:span text:style-name="T27"> </text:span><text:span text:style-name="T101">[</text:span><text:span text:style-name="T103">30min</text:span><text:span text:style-name="T101">]</text:span></text:p>
      <text:p text:style-name="P57"/>
      <text:p text:style-name="P57"><text:soft-page-break/></text:p>
      <text:p text:style-name="P57"/>
      <text:p text:style-name="P57"/>
      <text:p text:style-name="P101"><text:span text:style-name="T81">2</text:span><text:span text:style-name="T84">3</text:span><text:span text:style-name="T57">) </text:span><text:span text:style-name="T85">https://app.asana.com/0/1209395762772163/1209935114542540</text:span></text:p>
      <text:p text:style-name="P58">Type <text:span text:style-name="T101">CR</text:span></text:p>
      <text:p text:style-name="P58"><text:span text:style-name="T27">Status: </text:span><text:span text:style-name="T102">Done</text:span><text:span text:style-name="T27"> </text:span><text:span text:style-name="T101">[</text:span><text:span text:style-name="T103">30min</text:span><text:span text:style-name="T101">]</text:span></text:p>
      <text:p text:style-name="P58"/>
      <text:p text:style-name="P58"/>
      <text:p text:style-name="P102"><text:span text:style-name="T81">2</text:span><text:span text:style-name="T86">4</text:span><text:span text:style-name="T57">) </text:span><text:span text:style-name="T85">https://app.asana.com/0/1209395762772163/1209935114542544</text:span></text:p>
      <text:p text:style-name="P59">Type <text:span text:style-name="T101">CR</text:span></text:p>
      <text:p text:style-name="P59"><text:span text:style-name="T27">Status: </text:span><text:span text:style-name="T102">Done</text:span><text:span text:style-name="T27"> </text:span><text:span text:style-name="T101">[</text:span><text:span text:style-name="T103">30min</text:span><text:span text:style-name="T101">]</text:span></text:p>
      <text:p text:style-name="P59"/>
      <text:p text:style-name="P103"><text:span text:style-name="T81">2</text:span><text:span text:style-name="T87">5</text:span><text:span text:style-name="T57">) </text:span><text:span text:style-name="T85">https://app.asana.com/0/1209395762772163/1209935114542568</text:span></text:p>
      <text:p text:style-name="P60">Type <text:span text:style-name="T101">CR</text:span></text:p>
      <text:p text:style-name="P60"><text:span text:style-name="T27">Status: </text:span><text:span text:style-name="T102">Done</text:span><text:span text:style-name="T27"> </text:span><text:span text:style-name="T101">[</text:span><text:span text:style-name="T104">1hr</text:span><text:span text:style-name="T101">]</text:span></text:p>
      <text:p text:style-name="P60"/>
      <text:p text:style-name="P60"/>
      <text:p text:style-name="P104"><text:span text:style-name="T81">2</text:span><text:span text:style-name="T88">6</text:span><text:span text:style-name="T57">) </text:span><text:span text:style-name="T85">https://app.asana.com/1/744512389279442/project/1209395762772163/task/1209939743398316</text:span></text:p>
      <text:p text:style-name="P61">Type <text:span text:style-name="T101">CR</text:span></text:p>
      <text:p text:style-name="P61"><text:span text:style-name="T27">Status: </text:span><text:span text:style-name="T102">Done</text:span><text:span text:style-name="T27"> </text:span><text:span text:style-name="T101">[</text:span><text:span text:style-name="T105">30min</text:span><text:span text:style-name="T101">]</text:span></text:p>
      <text:p text:style-name="P61"/>
      <text:p text:style-name="P61"/>
      <text:p text:style-name="P105"><text:span text:style-name="T81">2</text:span><text:span text:style-name="T89">7</text:span><text:span text:style-name="T57">) </text:span><text:span text:style-name="T85">https://app.asana.com/1/744512389279442/project/1209395762772163/task/1209946587925180</text:span></text:p>
      <text:p text:style-name="P62">Type <text:span text:style-name="T101">CR</text:span></text:p>
      <text:p text:style-name="P62"><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2"/>
      <text:p text:style-name="P62"/>
      <text:p text:style-name="P106"><text:span text:style-name="T81">2</text:span><text:span text:style-name="T90">8</text:span><text:span text:style-name="T57">) </text:span><text:span text:style-name="T85">https://app.asana.com/1/744512389279442/project/1209395762772163/task/1209946587925170</text:span></text:p>
      <text:p text:style-name="P63">Type <text:span text:style-name="T101">CR</text:span></text:p>
      <text:p text:style-name="P63"><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3"/>
      <text:p text:style-name="P107"><text:span text:style-name="T81">2</text:span><text:span text:style-name="T91">9</text:span><text:span text:style-name="T57">) </text:span><text:span text:style-name="T85">https://app.asana.com/1/744512389279442/project/1209395762772163/task/1209946587925176</text:span></text:p>
      <text:p text:style-name="P64">Type <text:span text:style-name="T101">CR</text:span></text:p>
      <text:p text:style-name="P64"><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4"/>
      <text:p text:style-name="P108"><text:span text:style-name="T92">30</text:span><text:span text:style-name="T57">) </text:span><text:span text:style-name="T85">https://app.asana.com/1/744512389279442/project/1209395762772163/task/1209947690078167</text:span></text:p>
      <text:p text:style-name="P65">Type <text:span text:style-name="T101">CR</text:span></text:p>
      <text:p text:style-name="P65"><text:span text:style-name="T27">Status: </text:span><text:span text:style-name="T102">Done</text:span><text:span text:style-name="T27"> </text:span><text:span text:style-name="T101">[</text:span><text:span text:style-name="T107">1hr</text:span><text:span text:style-name="T101">]</text:span></text:p>
      <text:p text:style-name="P65"/>
      <text:p text:style-name="P109"><text:soft-page-break/>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ype <text:span text:style-name="T101">CR</text:span></text:p>
      <text:p text:style-name="P66"><text:span text:style-name="T27">Status: </text:span><text:span text:style-name="T102">Done</text:span><text:span text:style-name="T27"> </text:span><text:span text:style-name="T101">[</text:span><text:span text:style-name="T107">1hr</text:span><text:span text:style-name="T101">], </text:span><text:span text:style-name="T108">the provided image is not fitting for all, so we have to adjust through css fro different devices</text:span></text:p>
      <text:p text:style-name="P66"/>
      <text:p text:style-name="P66"/>
      <text:p text:style-name="P66"/>
      <text:p text:style-name="P110">3<text:span text:style-name="T109">2</text:span>) <text:span text:style-name="T110">https://app.asana.com/1/744512389279442/project/1209395762772163/task/1209947708975558</text:span></text:p>
      <text:p text:style-name="P67">Type <text:span text:style-name="T101">CR</text:span></text:p>
      <text:p text:style-name="P67"><text:span text:style-name="T27">Status: </text:span><text:span text:style-name="T102">Done</text:span><text:span text:style-name="T27"> </text:span><text:span text:style-name="T101">[</text:span><text:span text:style-name="T111">30min</text:span><text:span text:style-name="T101">], </text:span><text:span text:style-name="T109">this is because of different size of product images</text:span></text:p>
      <text:p text:style-name="P67"/>
      <text:p text:style-name="P67"/>
      <text:p text:style-name="P111">3<text:span text:style-name="T109">2</text:span>) <text:span text:style-name="T110">https://app.asana.com/1/744512389279442/project/1209395762772163/task/1209974599497966</text:span></text:p>
      <text:p text:style-name="P68">Type <text:span text:style-name="T101">CR</text:span></text:p>
      <text:p text:style-name="P68"><text:span text:style-name="T27">Status: </text:span><text:span text:style-name="T102">Done</text:span><text:span text:style-name="T27"> </text:span><text:span text:style-name="T101">[</text:span><text:span text:style-name="T111">30min</text:span><text:span text:style-name="T101">]</text:span></text:p>
      <text:p text:style-name="P68"/>
      <text:p text:style-name="P68"/>
      <text:p text:style-name="P112">3<text:span text:style-name="T112">3</text:span>) <text:span text:style-name="T110">https://app.asana.com/1/744512389279442/project/1209395762772163/task/1209974599498044</text:span></text:p>
      <text:p text:style-name="P69">Type <text:span text:style-name="T101">CR</text:span></text:p>
      <text:p text:style-name="P69"><text:span text:style-name="T27">Status: </text:span><text:span text:style-name="T102">Done</text:span><text:span text:style-name="T27"> </text:span><text:span text:style-name="T101">[</text:span><text:span text:style-name="T111">30min</text:span><text:span text:style-name="T101">]</text:span></text:p>
      <text:p text:style-name="P67"/>
      <text:p text:style-name="P113">3<text:span text:style-name="T113">4</text:span>) <text:span text:style-name="T110">https://app.asana.com/1/744512389279442/project/1209395762772163/task/1209974599497972</text:span></text:p>
      <text:p text:style-name="P70">Type <text:span text:style-name="T101">CR</text:span></text:p>
      <text:p text:style-name="P70"><text:span text:style-name="T27">Status: </text:span><text:span text:style-name="T102">Done</text:span><text:span text:style-name="T27"> </text:span><text:span text:style-name="T101">[</text:span><text:span text:style-name="T113">1hr</text:span><text:span text:style-name="T101">]</text:span></text:p>
      <text:p text:style-name="P70"/>
      <text:p text:style-name="P70"/>
      <text:p text:style-name="P114">3<text:span text:style-name="T114">5</text:span>) <text:span text:style-name="T110">https://app.asana.com/1/744512389279442/project/1209395762772163/task/1209974599497996</text:span></text:p>
      <text:p text:style-name="P71">Type <text:span text:style-name="T101">CR</text:span></text:p>
      <text:p text:style-name="P71"><text:span text:style-name="T27">Status: </text:span><text:span text:style-name="T102">Done</text:span><text:span text:style-name="T27"> </text:span><text:span text:style-name="T101">[</text:span><text:span text:style-name="T113">1hr</text:span><text:span text:style-name="T101">]</text:span></text:p>
      <text:p text:style-name="P71"/>
      <text:p text:style-name="P71"/>
      <text:p text:style-name="P115">3<text:span text:style-name="T115">6</text:span>) <text:span text:style-name="T110">https://app.asana.com/1/744512389279442/project/1209395762772163/task/1209974599497986</text:span></text:p>
      <text:p text:style-name="P72">Type <text:span text:style-name="T101">CR</text:span></text:p>
      <text:p text:style-name="P72"><text:span text:style-name="T27">Status: </text:span><text:span text:style-name="T102">Done</text:span><text:span text:style-name="T27"> </text:span><text:span text:style-name="T101">[</text:span><text:span text:style-name="T113">1hr</text:span><text:span text:style-name="T101">]</text:span></text:p>
      <text:p text:style-name="P72"/>
      <text:p text:style-name="P116">3<text:span text:style-name="T116">7</text:span>) <text:span text:style-name="T110">https://app.asana.com/1/744512389279442/project/1209395762772163/task/1209986358717871</text:span></text:p>
      <text:p text:style-name="P73">Type <text:span text:style-name="T101">CR</text:span></text:p>
      <text:p text:style-name="P73"><text:soft-page-break/><text:span text:style-name="T27">Status: </text:span><text:span text:style-name="T102">Done</text:span><text:span text:style-name="T27"> </text:span><text:span text:style-name="T101">[</text:span><text:span text:style-name="T116">30min</text:span><text:span text:style-name="T101">]</text:span></text:p>
      <text:p text:style-name="P72"/>
      <text:p text:style-name="P117">3<text:span text:style-name="T117">8</text:span>) https://app.asana.com/1/744512389279442/project/1209395762772163/task/1209949000389073</text:p>
      <text:p text:style-name="P74">Type <text:span text:style-name="T101">CR</text:span></text:p>
      <text:p text:style-name="P74"><text:span text:style-name="T27">Status: </text:span><text:span text:style-name="T102">Done</text:span><text:span text:style-name="T27"> </text:span><text:span text:style-name="T101">[</text:span><text:span text:style-name="T117">1hr</text:span><text:span text:style-name="T101">]</text:span></text:p>
      <text:p text:style-name="P74"/>
      <text:p text:style-name="P74"/>
      <text:p text:style-name="P118">3<text:span text:style-name="T118">9</text:span>) <text:span text:style-name="T110">https://app.asana.com/1/744512389279442/project/1209395762772163/task/1209935114542568</text:span></text:p>
      <text:p text:style-name="P75">Type <text:span text:style-name="T101">CR</text:span></text:p>
      <text:p text:style-name="P75"><text:span text:style-name="T27">Status: </text:span><text:span text:style-name="T102">Done</text:span><text:span text:style-name="T27"> </text:span><text:span text:style-name="T101">[</text:span><text:span text:style-name="T118">5</text:span><text:span text:style-name="T117">hr</text:span><text:span text:style-name="T118">s</text:span><text:span text:style-name="T101">]</text:span></text:p>
      <text:p text:style-name="P75"/>
      <text:p text:style-name="P75"/>
      <text:p text:style-name="P119"><text:span text:style-name="T119">40</text:span>) https://app.asana.com/1/744512389279442/project/1209395762772163/task/1210010861198757</text:p>
      <text:p text:style-name="P76">Type <text:span text:style-name="T101">CR</text:span></text:p>
      <text:p text:style-name="P76"><text:span text:style-name="T27">Status: </text:span><text:span text:style-name="T102">Done</text:span><text:span text:style-name="T27"> </text:span><text:span text:style-name="T101">[</text:span><text:span text:style-name="T119">30min</text:span><text:span text:style-name="T101">]</text:span></text:p>
      <text:p text:style-name="P76"/>
      <text:p text:style-name="P76"/>
      <text:p text:style-name="P120">41) <text:a xlink:type="simple" xlink:href="https://app.asana.com/1/744512389279442/project/1209395762772163/task/1209986358717871" text:style-name="Internet_20_link" text:visited-style-name="Visited_20_Internet_20_Link">https://app.asana.com/1/744512389279442/project/1209395762772163/task/1209986358717871</text:a></text:p>
      <text:p text:style-name="P77">Type <text:span text:style-name="T101">CR</text:span></text:p>
      <text:p text:style-name="P77"><text:span text:style-name="T27">Status: </text:span><text:span text:style-name="T102">Done</text:span><text:span text:style-name="T27"> </text:span><text:span text:style-name="T101">[</text:span><text:span text:style-name="T119">30min</text:span><text:span text:style-name="T101">]</text:span><text:span text:style-name="T120">(adjusted for all device)</text:span></text:p>
      <text:p text:style-name="P77"/>
      <text:p text:style-name="P121">4<text:span text:style-name="T121">2</text:span>) <text:span text:style-name="T110">https://app.asana.com/1/744512389279442/project/1209395762772163/task/1210009979618646</text:span></text:p>
      <text:p text:style-name="P78">Type <text:span text:style-name="T101">CR</text:span></text:p>
      <text:p text:style-name="P78"><text:span text:style-name="T27">Status: </text:span><text:span text:style-name="T102">Done</text:span><text:span text:style-name="T27"> </text:span><text:span text:style-name="T101">[</text:span><text:span text:style-name="T121">1hr</text:span><text:span text:style-name="T101">]</text:span></text:p>
      <text:p text:style-name="P78"/>
      <text:p text:style-name="P78"/>
      <text:p text:style-name="P122">43) https://app.asana.com/1/744512389279442/project/1209395762772163/task/1210009979618642</text:p>
      <text:p text:style-name="P79">Type <text:span text:style-name="T101">CR</text:span></text:p>
      <text:p text:style-name="P79"><text:span text:style-name="T27">Status: </text:span><text:span text:style-name="T102">Done</text:span><text:span text:style-name="T27"> </text:span><text:span text:style-name="T101">[</text:span><text:span text:style-name="T122">15min</text:span><text:span text:style-name="T101">]</text:span></text:p>
      <text:p text:style-name="P79"/>
      <text:p text:style-name="P79"/>
      <text:p text:style-name="P79"/>
      <text:p text:style-name="P257"><text:span text:style-name="T125">4</text:span><text:span text:style-name="T126">4</text:span><text:span text:style-name="T125">) </text:span><text:bookmark text:name="menur2sd"/><text:a xlink:type="simple" xlink:href="https://app.asana.com/1/744512389279442/project/1209395762772163/task/1210010877385213" office:target-frame-name="_blank" xlink:show="new" text:style-name="Internet_20_link" text:visited-style-name="Visited_20_Internet_20_Link">https://app.asana.com/1/744512389279442/project/1209395762772163/task/1210010877385213</text:a></text:p>
      <text:p text:style-name="Text_20_body">=&gt; this task is done, current url <text:bookmark text:name="menur2sg"/><text:a xlink:type="simple" xlink:href="https://staging.mt-melsungen.de/teams/bundesliga/mitglied/adam-morawski" office:target-frame-name="_blank" xlink:show="new" text:style-name="Internet_20_link" text:visited-style-name="Visited_20_Internet_20_Link">https://staging.mt-melsungen.de/teams/bundesliga/mitglied/adam-morawski</text:a></text:p>
      <text:p text:style-name="Text_20_body">here we change details page slug to "mitglied" as we can't remove it from URL</text:p>
      <text:p text:style-name="P80">Type <text:span text:style-name="T101">CR</text:span></text:p>
      <text:p text:style-name="P80"><text:soft-page-break/><text:span text:style-name="T27">Status: </text:span><text:span text:style-name="T102">Done</text:span><text:span text:style-name="T27"> </text:span><text:span text:style-name="T101">[</text:span><text:span text:style-name="T123">3hrs</text:span><text:span text:style-name="T101">]</text:span></text:p>
      <text:p text:style-name="P77"/>
      <text:p text:style-name="P77"/>
      <text:p text:style-name="P258"><text:span text:style-name="T125">4</text:span><text:span text:style-name="T127">5</text:span><text:span text:style-name="T125">)</text:span><text:bookmark text:name="menurgi"/><text:a xlink:type="simple" xlink:href="https://app.asana.com/1/744512389279442/project/1209395762772163/task/1210009979618654" office:target-frame-name="_blank" xlink:show="new" text:style-name="Internet_20_link" text:visited-style-name="Visited_20_Internet_20_Link"><text:span text:style-name="T125">https://app.asana.com/1/744512389279442/project/1209395762772163/task/1210009979618654</text:span></text:a></text:p>
      <text:p text:style-name="Text_20_body">==&gt;Done</text:p>
      <text:p text:style-name="Text_20_body">Removed update player Position field from scheduler task</text:p>
      <text:p text:style-name="P123"/>
      <text:p text:style-name="P81">Type <text:span text:style-name="T101">CR</text:span></text:p>
      <text:p text:style-name="P81"><text:span text:style-name="T27">Status: </text:span><text:span text:style-name="T102">Done</text:span><text:span text:style-name="T27"> </text:span><text:span text:style-name="T101">[</text:span><text:span text:style-name="T143">1</text:span><text:span text:style-name="T123">hr</text:span><text:span text:style-name="T101">]</text:span></text:p>
      <text:p text:style-name="P77"/>
      <text:p text:style-name="P74"/>
      <text:p text:style-name="P74"/>
      <text:p text:style-name="P74"/>
      <text:p text:style-name="P72"/>
      <text:p text:style-name="P71"/>
      <text:p text:style-name="P71"/>
      <text:p text:style-name="P71"/>
      <text:p text:style-name="P71"/>
      <text:p text:style-name="P70"/>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text:soft-page-break/></text:p>
      <text:p text:style-name="P260"><text:span text:style-name="T58">N</text:span><text:span text:style-name="T57">ew </text:span><text:span text:style-name="T93">JULY</text:span><text:span text:style-name="T57"> 2025</text:span></text:p>
      <text:p text:style-name="P57"/>
      <text:p text:style-name="P237"/>
      <text:p text:style-name="P261"><text:span text:style-name="T128">1</text:span><text:span text:style-name="T125">)</text:span><text:a xlink:type="simple" xlink:href="https://app.asana.com/1/744512389279442/project/1209395762772163/task/1210751478198306" text:style-name="Internet_20_link" text:visited-style-name="Visited_20_Internet_20_Link"><text:span text:style-name="T125">https://app.asana.com/1/744512389279442/project/1209395762772163/task/1210751478198306</text:span></text:a></text:p>
      <text:p text:style-name="P261"><text:span text:style-name="T125">T</text:span><text:span text:style-name="T128">ype: CR</text:span></text:p>
      <text:p text:style-name="P124">Status: DONE(10.07.2025[AC])</text:p>
      <text:p text:style-name="P124">Time: 1hr</text:p>
      <text:p text:style-name="P124"/>
      <text:p text:style-name="P124"/>
      <text:p text:style-name="P261"><text:span text:style-name="T128">2</text:span><text:span text:style-name="T125">)https://app.asana.com/1/744512389279442/project/1209395762772163/task/1210751481362113</text:span></text:p>
      <text:p text:style-name="P261"><text:span text:style-name="T125">T</text:span><text:span text:style-name="T128">ype: CR</text:span></text:p>
      <text:p text:style-name="P124">Status: DONE(10.07.2025[AC])</text:p>
      <text:p text:style-name="P124">Time: 30min</text:p>
      <text:p text:style-name="P124"/>
      <text:p text:style-name="P124"/>
      <text:p text:style-name="P261"><text:span text:style-name="T128">3</text:span><text:span text:style-name="T125">)https://app.asana.com/1/744512389279442/project/1209395762772163/task/1210751481362115</text:span></text:p>
      <text:p text:style-name="P261"><text:span text:style-name="T125">T</text:span><text:span text:style-name="T128">ype: CR</text:span></text:p>
      <text:p text:style-name="P124">Status: DONE(10.07.2025[AC])</text:p>
      <text:p text:style-name="P124">Time: 30min</text:p>
      <text:p text:style-name="P124"/>
      <text:p text:style-name="P124"/>
      <text:p text:style-name="P273"><text:span text:style-name="T129">4</text:span><text:span text:style-name="T125">)</text:span><text:span text:style-name="T128">https://app.asana.com/1/744512389279442/project/1209395762772163/task/1210761170529150</text:span></text:p>
      <text:p text:style-name="P273"><text:span text:style-name="T125">T</text:span><text:span text:style-name="T128">ype: CR</text:span></text:p>
      <text:p text:style-name="P263"><text:span text:style-name="T124">Status: DONE(10.07.2025[</text:span><text:span text:style-name="T129">SG</text:span><text:span text:style-name="T124">])</text:span></text:p>
      <text:p text:style-name="P125">Time: 30min</text:p>
      <text:p text:style-name="P125"/>
      <text:p text:style-name="P125"/>
      <text:p text:style-name="P274"><text:span text:style-name="T130">5</text:span><text:span text:style-name="T125">)</text:span><text:span text:style-name="T128">https://app.asana.com/1/744512389279442/project/1209395762772163/task/1210761170529162</text:span></text:p>
      <text:p text:style-name="P274"><text:span text:style-name="T125">T</text:span><text:span text:style-name="T128">ype: CR</text:span></text:p>
      <text:p text:style-name="P264"><text:span text:style-name="T124">Status: DONE(10.07.2025[</text:span><text:span text:style-name="T129">SG</text:span><text:span text:style-name="T124">])</text:span></text:p>
      <text:p text:style-name="P264"><text:span text:style-name="T124">Time: </text:span><text:span text:style-name="T130">1hr</text:span></text:p>
      <text:p text:style-name="P128"/>
      <text:p text:style-name="P275"><text:span text:style-name="T131">6</text:span><text:span text:style-name="T125">)https://app.asana.com/1/744512389279442/project/1209395762772163/task/1210761170529156</text:span></text:p>
      <text:p text:style-name="P275"><text:span text:style-name="T125">T</text:span><text:span text:style-name="T128">ype: CR</text:span></text:p>
      <text:p text:style-name="P126">Status: DONE(10.07.2025[AC])</text:p>
      <text:p text:style-name="P129">Time: 30min</text:p>
      <text:p text:style-name="P124"/>
      <text:p text:style-name="P262"><text:soft-page-break/><text:span text:style-name="T124"/></text:p>
      <text:p text:style-name="P276"><text:span text:style-name="T134">7</text:span><text:span text:style-name="T125">)</text:span><text:span text:style-name="T132">https://app.asana.com/1/744512389279442/project/1209395762772163/task/1210010877385213</text:span></text:p>
      <text:p text:style-name="P276"><text:span text:style-name="T125">T</text:span><text:span text:style-name="T128">ype: CR</text:span></text:p>
      <text:p text:style-name="P127">Status: DONE(10.07.2025[AC])</text:p>
      <text:p text:style-name="P265"><text:span text:style-name="T130">Time: </text:span><text:span text:style-name="T133">1hr</text:span></text:p>
      <text:p text:style-name="P130"/>
      <text:p text:style-name="P276"><text:span text:style-name="T134">8</text:span><text:span text:style-name="T125">)</text:span><text:span text:style-name="T132">https://app.asana.com/1/744512389279442/project/1209395762772163/task/1210751478198300</text:span></text:p>
      <text:p text:style-name="P276"><text:span text:style-name="T125">T</text:span><text:span text:style-name="T128">ype: CR</text:span></text:p>
      <text:p text:style-name="P265"><text:span text:style-name="T124">Status: DONE(10.07.2025[</text:span><text:span text:style-name="T133">SD</text:span><text:span text:style-name="T124">])</text:span></text:p>
      <text:p text:style-name="P265"><text:span text:style-name="T130">Time: </text:span><text:span text:style-name="T133">1hr</text:span></text:p>
      <text:p text:style-name="P130"/>
      <text:p text:style-name="P277"><text:span text:style-name="T135">9</text:span><text:span text:style-name="T125">)</text:span><text:span text:style-name="T132">https://app.asana.com/1/744512389279442/project/1209395762772163/task/1210761170529160</text:span></text:p>
      <text:p text:style-name="P277"><text:span text:style-name="T125">T</text:span><text:span text:style-name="T128">ype: CR</text:span></text:p>
      <text:p text:style-name="P266"><text:span text:style-name="T124">Status: DONE(1</text:span><text:span text:style-name="T136">1</text:span><text:span text:style-name="T124">.07.2025[</text:span><text:span text:style-name="T135">SG</text:span><text:span text:style-name="T124">])</text:span></text:p>
      <text:p text:style-name="P267"><text:span text:style-name="T130">Time: </text:span><text:span text:style-name="T135">1hr<text:line-break/><text:line-break/></text:span><text:span text:style-name="T136">10</text:span><text:span text:style-name="T125">)</text:span><text:span text:style-name="T132">https://app.asana.com/1/744512389279442/project/1209395762772163/task/1210761170529172</text:span></text:p>
      <text:p text:style-name="P278"><text:span text:style-name="T125">T</text:span><text:span text:style-name="T128">ype: CR</text:span></text:p>
      <text:p text:style-name="P267"><text:span text:style-name="T124">Status: DONE(1</text:span><text:span text:style-name="T136">1</text:span><text:span text:style-name="T124">.07.2025[</text:span><text:span text:style-name="T137">AC</text:span><text:span text:style-name="T124">])</text:span></text:p>
      <text:p text:style-name="P267"><text:span text:style-name="T130">Time: </text:span><text:span text:style-name="T136">2</text:span><text:span text:style-name="T135">hr</text:span><text:span text:style-name="T136">s</text:span></text:p>
      <text:p text:style-name="P131"/>
      <text:p text:style-name="P268"><text:span text:style-name="T136">1</text:span><text:span text:style-name="T138">1</text:span><text:span text:style-name="T125">)</text:span><text:span text:style-name="T132">https://app.asana.com/1/744512389279442/project/1209395762772163/task/1210771525660076</text:span></text:p>
      <text:p text:style-name="P279"><text:span text:style-name="T125">T</text:span><text:span text:style-name="T128">ype: CR</text:span></text:p>
      <text:p text:style-name="P268"><text:span text:style-name="T124">Status: DONE(1</text:span><text:span text:style-name="T136">1</text:span><text:span text:style-name="T124">.07.2025[</text:span><text:span text:style-name="T138">SG</text:span><text:span text:style-name="T124">])</text:span></text:p>
      <text:p text:style-name="P268"><text:span text:style-name="T130">Time: </text:span><text:span text:style-name="T138">1hr</text:span></text:p>
      <text:p text:style-name="P132"/>
      <text:p text:style-name="P269"><text:span text:style-name="T136">1</text:span><text:span text:style-name="T139">2</text:span><text:span text:style-name="T125">)</text:span><text:span text:style-name="T132">https://app.asana.com/1/744512389279442/project/1209395762772163/task/1210772233862532</text:span></text:p>
      <text:p text:style-name="P280"><text:span text:style-name="T125">T</text:span><text:span text:style-name="T128">ype: CR</text:span></text:p>
      <text:p text:style-name="P269"><text:span text:style-name="T124">Status: DONE(1</text:span><text:span text:style-name="T136">1</text:span><text:span text:style-name="T124">.07.2025[</text:span><text:span text:style-name="T139">AC</text:span><text:span text:style-name="T124">])</text:span></text:p>
      <text:p text:style-name="P269"><text:span text:style-name="T130">Time: </text:span><text:span text:style-name="T139">30min</text:span></text:p>
      <text:p text:style-name="P133"/>
      <text:p text:style-name="P270"><text:span text:style-name="T136">1</text:span><text:span text:style-name="T140">3</text:span><text:span text:style-name="T125">)</text:span><text:span text:style-name="T139">https://app.asana.com/1/744512389279442/project/1209395762772163/task/1210772888124538</text:span></text:p>
      <text:p text:style-name="P281"><text:span text:style-name="T125">T</text:span><text:span text:style-name="T128">ype: CR</text:span></text:p>
      <text:p text:style-name="P270"><text:span text:style-name="T124">Status: DONE(1</text:span><text:span text:style-name="T136">1</text:span><text:span text:style-name="T124">.07.2025[</text:span><text:span text:style-name="T139">AC, </text:span><text:span text:style-name="T140">SG</text:span><text:span text:style-name="T124">])</text:span></text:p>
      <text:p text:style-name="P270"><text:span text:style-name="T130">Time: </text:span><text:span text:style-name="T140">1hr</text:span></text:p>
      <text:p text:style-name="P133"/>
      <text:p text:style-name="P133"/>
      <text:p text:style-name="P82"/>
      <text:p text:style-name="P236"><text:soft-page-break/></text:p>
      <text:p text:style-name="P236"/>
      <text:p text:style-name="P271"><text:span text:style-name="T136">1</text:span><text:span text:style-name="T141">4</text:span><text:span text:style-name="T125">)</text:span><text:span text:style-name="T139">https://app.asana.com/1/744512389279442/project/1209395762772163/task/1210751478198306</text:span></text:p>
      <text:p text:style-name="P282"><text:span text:style-name="T125">T</text:span><text:span text:style-name="T128">ype: CR</text:span></text:p>
      <text:p text:style-name="P271"><text:span text:style-name="T124">Status: DONE(1</text:span><text:span text:style-name="T141">4</text:span><text:span text:style-name="T124">.07.2025[</text:span><text:span text:style-name="T140">SG</text:span><text:span text:style-name="T124">])</text:span></text:p>
      <text:p text:style-name="P134"><text:span text:style-name="T144">Time: </text:span><text:span text:style-name="T145">30min</text:span></text:p>
      <text:p text:style-name="P134"/>
      <text:p text:style-name="P272"><text:span text:style-name="T136">1</text:span><text:span text:style-name="T142">5</text:span><text:span text:style-name="T125">)</text:span><text:span text:style-name="T124">https://app.asana.com/1/744512389279442/project/1209395762772163/task/1210785782779881</text:span></text:p>
      <text:p text:style-name="P283"><text:span text:style-name="T125">T</text:span><text:span text:style-name="T128">ype: CR</text:span></text:p>
      <text:p text:style-name="P272"><text:span text:style-name="T124">Status: DONE(1</text:span><text:span text:style-name="T141">4</text:span><text:span text:style-name="T124">.07.2025[</text:span><text:span text:style-name="T140">SG</text:span><text:span text:style-name="T124">])</text:span></text:p>
      <text:p text:style-name="P284"><text:span text:style-name="T144">Time: </text:span><text:span text:style-name="T145">30min</text:span></text:p>
      <text:p text:style-name="P284"/>
      <text:p text:style-name="P284"/>
      <text:p text:style-name="P286"><text:span text:style-name="T160">16</text:span><text:span text:style-name="T146">)</text:span><text:span text:style-name="T151">https://app.asana.com/1/744512389279442/project/1209395762772163/task/1210785782779885</text:span></text:p>
      <text:p text:style-name="P288"><text:span text:style-name="T154">(</text:span><text:span text:style-name="T155">1</text:span><text:span text:style-name="T156">5</text:span><text:span text:style-name="T154">.0</text:span><text:span text:style-name="T157">7</text:span><text:span text:style-name="T154">.2025)</text:span></text:p>
      <text:p text:style-name="P288"><text:span text:style-name="T154">=</text:span><text:span text:style-name="T158">=&gt;</text:span><text:span text:style-name="T159">Done</text:span></text:p>
      <text:p text:style-name="P287">Type <text:span text:style-name="T161">CR</text:span></text:p>
      <text:p text:style-name="P285"><text:span text:style-name="T147">Status: </text:span><text:span text:style-name="T148">Done </text:span><text:span text:style-name="T149">[</text:span><text:span text:style-name="T150">4</text:span><text:span text:style-name="T151">hrs</text:span><text:span text:style-name="T152">(</text:span><text:span text:style-name="T153">AC</text:span><text:span text:style-name="T152">)</text:span><text:span text:style-name="T149">]</text:span></text:p>
      <text:p text:style-name="P134"/>
      <text:p text:style-name="P134"/>
      <text:p text:style-name="P235"/>
      <text:p text:style-name="P95"/>
      <text:p text:style-name="P95"/>
      <text:p text:style-name="P49"/>
      <text:p text:style-name="P229"/>
      <text:p text:style-name="P226"/>
      <text:p text:style-name="P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7-15T15:58:00.827144899</dc:date>
    <meta:editing-duration>P3DT23H55M54S</meta:editing-duration>
    <meta:editing-cycles>196</meta:editing-cycles>
    <meta:document-statistic meta:table-count="0" meta:image-count="0" meta:object-count="0" meta:page-count="19" meta:paragraph-count="376" meta:word-count="1054" meta:character-count="12696" meta:non-whitespace-character-count="12015"/>
  </office:meta>
</office:document-meta>
</file>